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1.2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3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3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ce1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number-columns-repeated="5"/>
        </table:table-row>
        <table:table-row table:style-name="ro2"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5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52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number-columns-repeated="5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32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table:style-name="ce14" office:value-type="string" calcext:value-type="string">
            <text:p>CMP immediate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#&lt;imm8&gt;</text:p>
          </table:table-cell>
          <table:table-cell table:style-name="Default"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8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 8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5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3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5" table:number-columns-repeated="6"/>
          <table:covered-table-cell/>
          <table:table-cell table:style-name="ce25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<text:span text:style-name="T2">(m)</text:span>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text:span text:style-name="T2">(n)</text:span>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5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5" table:number-columns-repeated="6"/>
          <table:covered-table-cell/>
          <table:table-cell table:style-name="ce25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5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32" office:value-type="string" calcext:value-type="string" table:number-columns-spanned="7" table:number-rows-spanned="1">
            <text:p>opcode</text:p>
          </table:table-cell>
          <table:covered-table-cell table:number-columns-repeated="6" table:style-name="ce25"/>
          <table:table-cell table:style-name="ce15"/>
          <table:table-cell table:style-name="ce25" table:number-columns-repeated="4"/>
          <table:covered-table-cell/>
          <table:table-cell table:style-name="ce25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5"/>
          <table:covered-table-cell table:style-name="ce29"/>
          <table:table-cell table:style-name="ce25" table:number-columns-repeated="8"/>
          <table:covered-table-cell/>
          <table:table-cell table:style-name="ce25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6"/>
          <table:table-cell table:style-name="ce24"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/>
          <table:table-cell table:style-name="ce19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1"/>
          <table:table-cell table:style-name="Default" table:number-columns-repeated="2"/>
          <table:table-cell table:number-columns-repeated="5"/>
          <table:table-cell table:style-name="ce24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Unconditional Branch</text:p>
          </table:table-cell>
          <table:table-cell table:style-name="ce1" table:number-columns-repeated="6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3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" table:number-columns-repeated="14"/>
          <table:table-cell/>
          <table:table-cell table:style-name="ce24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0" office:value-type="string" calcext:value-type="string">
            <text:p>Toujours vrai</text:p>
          </table:table-cell>
          <table:table-cell table:style-name="ce1"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style-name="ce21" table:number-columns-repeated="2"/>
          <table:table-cell table:style-name="ce1"/>
          <table:table-cell table:number-columns-repeated="3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1"/>
          <table:table-cell table:style-name="ce1"/>
          <table:table-cell table:style-name="ce21" table:number-columns-repeated="4"/>
          <table:table-cell table:number-columns-repeated="5"/>
        </table:table-row>
        <table:table-row table:style-name="ro2">
          <table:table-cell table:style-name="ce1"/>
          <table:table-cell table:style-name="ce20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1"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1"/>
          <table:table-cell table:style-name="ce15"/>
          <table:table-cell table:style-name="ce1" table:number-columns-repeated="6"/>
          <table:table-cell table:style-name="ce15" table:number-columns-repeated="4"/>
          <table:table-cell table:style-name="ce1"/>
          <table:table-cell table:style-name="ce15" table:number-columns-repeated="2"/>
          <table:table-cell table:style-name="ce1" table:number-columns-repeated="14"/>
          <table:table-cell table:number-columns-repeated="5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1</text:span> : Dans la colone des flags :</text:p>
            <text:p>- ‘x’ sigifie que l’instruction va modifier le flag correspondant</text:p>
            <text:p>- ‘u’ signifie que l’instruction va utiliser le flag correspondant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21" office:value-type="string" calcext:value-type="string" table:number-columns-spanned="6" table:number-rows-spanned="1">
            <text:p><text:span text:style-name="T1">Note2</text:span> : L’instruction BNV n’est pas sensé apparaître dans un code ASM bien compilé.</text:p>
          </table:table-cell>
          <table:covered-table-cell table:number-columns-repeated="4" table:style-name="ce21"/>
          <table:covered-table-cell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3</text:span> : Les instruction BAL ou BNV ont toute une variante conditionnelle et non-conditionnelle.</text:p>
            <text:p>Lors de l’assemblage de ces instructions, il faut les traduire en leur version non-conditionnelle.</text:p>
            <text:p>Leur version conditionnelle n’est présente qu’à une fin de documentation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1:02:51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18T11:21:13.486000000</dc:date>
    <meta:editing-duration>PT7H24M16S</meta:editing-duration>
    <meta:editing-cycles>16</meta:editing-cycles>
    <meta:generator>LibreOffice/7.5.5.2$Windows_X86_64 LibreOffice_project/ca8fe7424262805f223b9a2334bc7181abbcbf5e</meta:generator>
    <meta:document-statistic meta:table-count="1" meta:cell-count="854" meta:object-count="0"/>
  </office:meta>
</office:document-meta>
</file>